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6.84pt" svg:y="15.62pt">
            <loext:p draw:notify-on-update-of-ranges="Sheet1.A2:Sheet1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1327" calcext:value-type="float">
            <text:p>1327</text:p>
          </table:table-cell>
          <table:table-cell office:value-type="float" office:value="6538" calcext:value-type="float">
            <text:p>6538</text:p>
          </table:table-cell>
          <table:table-cell office:value-type="float" office:value="56302" calcext:value-type="float">
            <text:p>56302</text:p>
          </table:table-cell>
          <table:table-cell table:style-name="ce1" office:value-type="float" office:value="621037" calcext:value-type="float">
            <text:p>6210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office:value-type="float" office:value="1094" calcext:value-type="float">
            <text:p>1094</text:p>
          </table:table-cell>
          <table:table-cell office:value-type="float" office:value="6695" calcext:value-type="float">
            <text:p>6695</text:p>
          </table:table-cell>
          <table:table-cell office:value-type="float" office:value="61821" calcext:value-type="float">
            <text:p>61821</text:p>
          </table:table-cell>
          <table:table-cell office:value-type="float" office:value="730613" calcext:value-type="float">
            <text:p>7306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670" calcext:value-type="float">
            <text:p>670</text:p>
          </table:table-cell>
          <table:table-cell office:value-type="float" office:value="6078" calcext:value-type="float">
            <text:p>6078</text:p>
          </table:table-cell>
          <table:table-cell office:value-type="float" office:value="61237" calcext:value-type="float">
            <text:p>61237</text:p>
          </table:table-cell>
          <table:table-cell office:value-type="float" office:value="784662" calcext:value-type="float">
            <text:p>784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509" calcext:value-type="float">
            <text:p>509</text:p>
          </table:table-cell>
          <table:table-cell office:value-type="float" office:value="4654" calcext:value-type="float">
            <text:p>4654</text:p>
          </table:table-cell>
          <table:table-cell office:value-type="float" office:value="47447" calcext:value-type="float">
            <text:p>474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561" calcext:value-type="float">
            <text:p>561</text:p>
          </table:table-cell>
          <table:table-cell office:value-type="float" office:value="4850" calcext:value-type="float">
            <text:p>4850</text:p>
          </table:table-cell>
          <table:table-cell office:value-type="float" office:value="45643" calcext:value-type="float">
            <text:p>456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58:02.454921161</meta:creation-date>
    <dc:date>2017-05-23T16:22:21.001416768</dc:date>
    <meta:editing-duration>PT13M28S</meta:editing-duration>
    <meta:editing-cycles>8</meta:editing-cycles>
    <meta:generator>LibreOffice/5.1.6.2$Linux_X86_64 LibreOffice_project/10m0$Build-2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F2" svg:x="0.32cm" svg:y="0.18cm" svg:width="13.063cm" svg:height="8.64cm">
          <chartooo:coordinate-region svg:x="1.682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F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5">
                <text:p>85</text:p>
                <draw:g>
                  <svg:desc>Sheet1.A2:Sheet1.F2</svg:desc>
                </draw:g>
              </table:table-cell>
              <table:table-cell office:value-type="float" office:value="270">
                <text:p>270</text:p>
              </table:table-cell>
              <table:table-cell office:value-type="float" office:value="1327">
                <text:p>1327</text:p>
              </table:table-cell>
              <table:table-cell office:value-type="float" office:value="6538">
                <text:p>6538</text:p>
              </table:table-cell>
              <table:table-cell office:value-type="float" office:value="56302">
                <text:p>56302</text:p>
              </table:table-cell>
              <table:table-cell office:value-type="float" office:value="621037">
                <text:p>621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